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70000003BE3C8BE00C6DA0F7C8.png" manifest:media-type="image/png"/>
  <manifest:file-entry manifest:full-path="Pictures/10000201000004C6000003CBC82D935F7A93592C.png" manifest:media-type="image/png"/>
  <manifest:file-entry manifest:full-path="Pictures/1000020100000597000003A1EA6E9B3676D5FE8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11.7cm" draw:z-index="0"><draw:image xlink:href="Pictures/1000020100000570000003BE3C8BE00C6DA0F7C8.png" xlink:type="simple" xlink:show="embed" xlink:actuate="onLoad" loext:mime-type="image/png"/></draw:frame></text:p>
      <text:p text:style-name="Standard"><draw:frame draw:style-name="fr2" draw:name="Image2" text:anchor-type="paragraph" svg:x="0cm" svg:y="1.15cm" svg:width="17cm" svg:height="11.035cm" draw:z-index="1"><draw:image xlink:href="Pictures/1000020100000597000003A1EA6E9B3676D5FE8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1" draw:name="Image3" text:anchor-type="paragraph" svg:width="17cm" svg:height="13.508cm" draw:z-index="2"><draw:image xlink:href="Pictures/10000201000004C6000003CBC82D935F7A93592C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7T16:31:57.383058783</meta:creation-date>
    <dc:date>2021-01-07T16:33:13.447666317</dc:date>
    <meta:editing-duration>PT1M17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6.0.7.3$Linux_X86_64 LibreOffice_project/00m0$Build-3</meta:generator>
  </office:meta>
</office:document-meta>
</file>